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officeooo:rsid="0007fd77" officeooo:paragraph-rsid="0007fd77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style:text-underline-style="none" fo:font-weight="bold" officeooo:rsid="0007fd77" officeooo:paragraph-rsid="0007fd77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none" fo:font-weight="bold" officeooo:rsid="00087194" officeooo:paragraph-rsid="00087194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none" fo:font-weight="bold" officeooo:rsid="00087194" officeooo:paragraph-rsid="000ef2fa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style:text-underline-style="none" fo:font-weight="normal" officeooo:rsid="0007fd77" officeooo:paragraph-rsid="0007fd77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style:text-underline-style="none" fo:font-weight="normal" officeooo:rsid="00087194" officeooo:paragraph-rsid="00087194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style:text-underline-style="none" fo:font-weight="normal" officeooo:rsid="00087194" officeooo:paragraph-rsid="000a1301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style:text-underline-style="none" fo:font-weight="normal" officeooo:rsid="000bd190" officeooo:paragraph-rsid="000bd190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style:text-underline-style="none" fo:font-weight="normal" officeooo:rsid="0012a737" officeooo:paragraph-rsid="0012a737" style:font-size-asian="12.25pt" style:font-weight-asian="normal" style:font-size-complex="14pt" style:font-weight-complex="normal"/>
    </style:style>
    <style:style style:name="P10" style:family="paragraph" style:parent-style-name="Header">
      <style:text-properties fo:font-size="14pt" fo:font-style="italic" style:text-underline-style="solid" style:text-underline-width="auto" style:text-underline-color="font-color" officeooo:rsid="0015dbdc" officeooo:paragraph-rsid="0015dbdc" style:font-size-asian="14pt" style:font-style-asian="italic" style:font-size-complex="14pt" style:font-style-complex="itali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size-asian="14pt" style:font-weight-asian="normal" style:font-weight-complex="normal"/>
    </style:style>
    <style:style style:name="T3" style:family="text">
      <style:text-properties style:font-name="Liberation Serif" fo:font-weight="normal" style:font-size-asian="14pt" style:font-weight-asian="normal" style:font-weight-complex="normal"/>
    </style:style>
    <style:style style:name="T4" style:family="text">
      <style:text-properties style:font-name="Liberation Serif" fo:font-style="normal" fo:font-weight="normal" officeooo:rsid="00210722" style:font-size-asian="14pt" style:font-style-asian="normal" style:font-weight-asian="normal" style:font-style-complex="normal" style:font-weight-complex="normal"/>
    </style:style>
    <style:style style:name="T5" style:family="text">
      <style:text-properties officeooo:rsid="0012a737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style:text-underline-style="none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ULTAS EN SQL:</text:p>
      <text:p text:style-name="P1"/>
      <text:p text:style-name="P2">1. Dado un título, ¿Cuántas ediciones tiene? ¿En cuántos idiomas?</text:p>
      <text:p text:style-name="P2"/>
      <text:p text:style-name="P5"><text:tab/><text:tab/>SELECT<text:tab/>COUNT("ISBN")</text:p>
      <text:p text:style-name="P5"><text:tab/><text:tab/>FROM<text:tab/>"Edicion"</text:p>
      <text:p text:style-name="P5"><text:tab/><text:tab/>WHERE<text:tab/>"Titulo_vo"='Game of thrones'</text:p>
      <text:p text:style-name="P5"/>
      <text:p text:style-name="P5"><text:tab/><text:tab/>SELECT COUNT(P.idiom)</text:p>
      <text:p text:style-name="P5"><text:tab/><text:tab/>FROM (SELECT DISTINCT "Idioma" as idiom</text:p>
      <text:p text:style-name="P5"><text:s text:c="6"/><text:tab/> <text:s text:c="4"/><text:tab/> <text:tab/> <text:s text:c="3"/>FROM<text:tab/>"Edicion"</text:p>
      <text:p text:style-name="P5"><text:s text:c="14"/><text:tab/><text:tab/> <text:s text:c="3"/>WHERE <text:s text:c="4"/>"Titulo_vo"='Tokio blues') as P</text:p>
      <text:p text:style-name="P3"/>
      <text:p text:style-name="P3"/>
      <text:p text:style-name="P3">2. ¿Cuántos libros se han vendido de un autor dado?</text:p>
      <text:p text:style-name="P2"/>
      <text:p text:style-name="P6"><text:tab/><text:tab/>SELECT<text:tab/>COUNT(V."Id_Venta")</text:p>
      <text:p text:style-name="P6"><text:tab/><text:tab/>FROM<text:tab/>"Escrito_Por" as S, "Vendido" as V</text:p>
      <text:p text:style-name="P6"><text:tab/><text:tab/>WHERE <text:s text:c="2"/>S."Autor_id"='1' AND V."ISBN"=S."ISBN" </text:p>
      <text:p text:style-name="P6"/>
      <text:p text:style-name="P6"/>
      <text:p text:style-name="P3">3. ¿Cuántos libros de un autor dado se han vendido en oferta?</text:p>
      <text:p text:style-name="P6"/>
      <text:p text:style-name="P6"/>
      <text:p text:style-name="P6"><text:tab/>SELECT COUNT(P."idv")</text:p>
      <text:p text:style-name="P6"><text:tab/>FROM<text:tab/>(SELECT<text:tab/>VD."Id_Venta" as idv, V."Fecha" as date</text:p>
      <text:p text:style-name="P6"><text:tab/><text:tab/><text:tab/>FROM<text:tab/>"Escrito_Por" as EP ,"Vendido" as VD, "Ventas" as V</text:p>
      <text:p text:style-name="P6"><text:tab/><text:tab/><text:tab/>WHERE<text:tab/>EP."Autor_id"='1' AND <text:s/>EP."ISBN"=VD."ISBN" AND <text:tab/><text:tab/><text:tab/><text:tab/><text:tab/><text:tab/>VD."Id_Venta"=V."Identificador Venta") as P,</text:p>
      <text:p text:style-name="P6"><text:tab/><text:tab/><text:tab/>"Vendido" as V, "Ofertas" as O</text:p>
      <text:p text:style-name="P6"><text:tab/>WHERE <text:tab/>P."idv"=V."Id_Venta" AND V."ISBN"=O."ISBN" AND <text:tab/><text:tab/><text:tab/><text:tab/><text:tab/><text:tab/>P."date"&lt;=O."Fin" AND O."Inicio"&lt;=P."date"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3">4. ¿Cuánto dinero se ha ganado vendiendo libros de un editor dado?</text:p>
      <text:p text:style-name="P6"/>
      <text:p text:style-name="P6"/>
      <text:p text:style-name="P9">SELECT <text:tab/>SUM(T.ganancia)</text:p>
      <text:p text:style-name="P6"><text:span text:style-name="T5">FROM(</text:span><text:tab/>SELECT <text:tab/>SUM(P."pp")-SUM(E."Costos") <text:span text:style-name="T5">as ganancia</text:span></text:p>
      <text:p text:style-name="P6"><text:tab/><text:tab/>FROM<text:tab/>(SELECT<text:tab/>VD."Id_Venta" as idv, V."Precio Pagado" as pp</text:p>
      <text:p text:style-name="P6"><text:tab/><text:tab/><text:tab/><text:tab/> FROM<text:tab/>"Escrito_Por" as EP, "Vendido" as VD, "Ventas" as <text:tab/><text:tab/><text:tab/><text:tab/><text:tab/><text:tab/>V</text:p>
      <text:p text:style-name="P6"><text:tab/><text:tab/><text:tab/> <text:tab/>WHERE<text:tab/>EP."Autor_id"='1' AND EP."ISBN"=VD."ISBN" <text:tab/><text:tab/><text:tab/><text:tab/><text:tab/><text:tab/><text:tab/>AND <text:tab/>VD."Id_Venta"=V."Identificador Venta" ) as <text:tab/><text:tab/><text:tab/><text:tab/>P,</text:p>
      <text:p text:style-name="P6"><text:tab/> <text:tab/><text:tab/> <text:tab/>"Vendido" as VD, "Edicion" as E</text:p>
      <text:p text:style-name="P6"><text:tab/><text:tab/>WHERE<text:tab/>P."idv"=VD."Id_Venta" and VD."ISBN"=E."ISBN"</text:p>
      <text:p text:style-name="P6"><text:tab/><text:tab/>GROUP BY E."ISBN"<text:span text:style-name="T5">) as T</text:span></text:p>
      <text:p text:style-name="P6"><text:tab/></text:p>
      <text:p text:style-name="P6"/>
      <text:p text:style-name="P6"/>
      <text:p text:style-name="P3">5. ¿Cuántos libros han comprado los usuarios fidelizados?</text:p>
      <text:p text:style-name="P3"/>
      <text:p text:style-name="P8"><text:tab/>SELECT <text:tab/>COUNT(*)</text:p>
      <text:p text:style-name="P8"><text:tab/>FROM<text:tab/>(SELECT<text:tab/>DISTINCT(V."DNI")</text:p>
      <text:p text:style-name="P8"><text:tab/><text:tab/><text:tab/>FROM <text:tab/>"Ventas" as V</text:p>
      <text:p text:style-name="P8"><text:tab/><text:tab/><text:tab/>WHERE<text:tab/>V."DNI" IS NOT NULL) as P</text:p>
      <text:p text:style-name="P8"/>
      <text:p text:style-name="P7"/>
      <text:p text:style-name="P6"/>
      <text:p text:style-name="P6"/>
      <text:p text:style-name="P3">6. ¿Cuántos usuarios fidelizados han comprado libros en inglés?</text:p>
      <text:p text:style-name="P6"/>
      <text:p text:style-name="P6"><text:tab/>SELECT COUNT(P."d") </text:p>
      <text:p text:style-name="P6"><text:tab/>FROM<text:tab/>(SELECT<text:tab/>DISTINCT "DNI" as d</text:p>
      <text:p text:style-name="P6"><text:tab/><text:tab/><text:tab/>FROM <text:tab/>"Ventas" as V, "Vendido" as N, "Edicion" as E</text:p>
      <text:p text:style-name="P6"><text:tab/><text:tab/><text:tab/>WHERE <text:tab/>V."DNI" IS NOT NULL AND <text:s/>E."Idioma"='Ingles'</text:p>
      <text:p text:style-name="P6"><text:tab/><text:tab/><text:tab/><text:tab/><text:tab/>AND V."Identificador Venta"=N."Id_Venta" </text:p>
      <text:p text:style-name="P6"><text:tab/><text:tab/><text:tab/><text:tab/><text:tab/>AND N."ISBN"=E."ISBN") as P</text:p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3"/>
      <text:p text:style-name="P3">7. ¿Cuánto dinero se ha ganado vendiendo libros en Francés?</text:p>
      <text:p text:style-name="P3"/>
      <text:p text:style-name="P4"><text:tab/><text:span text:style-name="T1">Como en nuestra base de datos no</text:span><text:span text:style-name="T2">s tenemos libros en <text:s/>francés probamos la misma pregunta pero con libros en Ingl</text:span><text:span text:style-name="T3">é</text:span><text:span text:style-name="T2">s y Espa</text:span><text:span text:style-name="Emphasis"><text:span text:style-name="T4">ñ</text:span></text:span><text:span text:style-name="T2">ol. El funcionamiento es equivalente para el frances.</text:span></text:p>
      <text:p text:style-name="P6"><text:tab/></text:p>
      <text:p text:style-name="P6"><text:tab/>SELECT<text:tab/>SUM(V."Precio Pagado")-SUM(E."Costos")</text:p>
      <text:p text:style-name="P6"><text:tab/>FROM <text:tab/>"Ventas" as V, "Vendido" as VD, "Edicion" as E</text:p>
      <text:p text:style-name="P6"><text:tab/>WHERE<text:tab/> E."ISBN"=VD."ISBN" AND VD."Id_Venta"=V."Identificador <text:tab/><text:tab/><text:tab/><text:tab/>Venta" <text:s/>AND E."Idioma"='Espanol'</text:p>
      <text:p text:style-name="P6"><text:tab/>GROUP BY E."Idioma"</text:p>
      <text:p text:style-name="P6"/>
      <text:p text:style-name="P6"/>
      <text:p text:style-name="P3"/>
      <text:p text:style-name="P3">8. ¿En que días hubo ofertas de libros de la editorial Adelpi?</text:p>
      <text:p text:style-name="P3"><text:s/></text:p>
      <text:p text:style-name="P3"><text:tab/><text:span text:style-name="T1">Como en nuestra base de datos no tenemos incluida la editorial Adelpi probamos la consulta con las editoriales SM, Planeta, Anaya, Edebe.</text:span></text:p>
      <text:p text:style-name="P6"/>
      <text:p text:style-name="P6"><text:tab/>SELECT <text:tab/>O."Inicio", O."Fin"</text:p>
      <text:p text:style-name="P6"><text:tab/>FROM <text:tab/>"Edicion" as E, "Ofertas" as O</text:p>
      <text:p text:style-name="P6"><text:tab/>WHERE<text:tab/>E."Editor"='SM' AND O."ISBN"=E."ISBN"</text:p>
      <text:p text:style-name="P6"/>
      <text:p text:style-name="P6"/>
      <text:p text:style-name="P3">9. ¿Qué usuarios fidelizados no han comprado nunca libros de bolsillo?</text:p>
      <text:p text:style-name="P3"/>
      <text:p text:style-name="P4"><text:tab/><text:span text:style-name="T1">Como en nuestra base de datos no tenemos libros de bolsillo (aunque se</text:span><text:span text:style-name="T2"> podr</text:span><text:span text:style-name="T3">í</text:span><text:span text:style-name="T2">an</text:span><text:span text:style-name="T1"> agregar en el atributo tipo de Edicion) probamos la misma consultas con tipo ‘Blanda’ y tipo ‘Dura’.</text:span></text:p>
      <text:p text:style-name="P6"/>
      <text:p text:style-name="P6"><text:tab/>(SELECT <text:tab/>F."DNI"</text:p>
      <text:p text:style-name="P6"><text:tab/>FROM <text:tab/>"Fidelizado" as F)</text:p>
      <text:p text:style-name="P6"><text:tab/>EXCEPT</text:p>
      <text:p text:style-name="P6"><text:soft-page-break/><text:tab/>(SELECT<text:tab/> V."DNI"</text:p>
      <text:p text:style-name="P6"><text:tab/>FROM <text:tab/>"Ventas" as V, "Vendido" as VD, "Edicion" as E</text:p>
      <text:p text:style-name="P6"><text:tab/>WHERE<text:tab/> V."Identificador Venta" =VD."Id_Venta"</text:p>
      <text:p text:style-name="P6"><text:tab/> <text:s text:c="5"/><text:tab/><text:tab/>AND VD."ISBN"=E."ISBN" AND E."Tipo"='Blanda')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style="italic" style:text-underline-style="solid" style:text-underline-width="auto" style:text-underline-color="font-color" officeooo:rsid="0015dbdc" officeooo:paragraph-rsid="0015dbdc" style:font-size-asian="14pt" style:font-style-asian="italic" style:font-size-complex="14pt" style:font-style-complex="italic"/>
    </style:style>
    <style:style style:name="MT1" style:family="text">
      <style:text-properties fo:font-style="normal" style:text-underline-style="none" style:font-style-asian="normal" style:font-style-complex="normal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partado E de la Entrega<text:span text:style-name="MT1"> <text:s text:c="23"/>Andrés Salas Peña y Rodrigo De Pool Alcántara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3:57:29.660272561</meta:creation-date>
    <dc:date>2016-10-15T23:52:50.917765636</dc:date>
    <meta:editing-duration>PT53M25S</meta:editing-duration>
    <meta:editing-cycles>8</meta:editing-cycles>
    <meta:generator>LibreOffice/5.1.4.2$Linux_X86_64 LibreOffice_project/10m0$Build-2</meta:generator>
    <meta:document-statistic meta:table-count="0" meta:image-count="0" meta:object-count="0" meta:page-count="4" meta:paragraph-count="65" meta:word-count="434" meta:character-count="3207" meta:non-whitespace-character-count="2606"/>
  </office:meta>
</office:document-meta>
</file>